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font-weight="bold" officeooo:rsid="0016eb3e" officeooo:paragraph-rsid="0016eb3e" style:font-size-asian="12pt" style:font-weight-asian="bold" style:font-size-complex="12pt" style:font-weight-complex="bold"/>
    </style:style>
    <style:style style:name="P2" style:family="paragraph" style:parent-style-name="Standard">
      <style:text-properties style:font-name="Liberation Serif" fo:font-size="12pt" fo:font-weight="bold" officeooo:rsid="001599ef" officeooo:paragraph-rsid="0016eb3e"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Liberation Serif" fo:font-size="14pt" officeooo:rsid="0016eb3e" officeooo:paragraph-rsid="0016eb3e" style:font-size-asian="14pt" style:font-size-complex="14pt"/>
    </style:style>
    <style:style style:name="P4" style:family="paragraph" style:parent-style-name="Standard">
      <style:text-properties style:font-name="Liberation Serif" officeooo:rsid="001599ef" officeooo:paragraph-rsid="0016eb3e"/>
    </style:style>
    <style:style style:name="P5" style:family="paragraph" style:parent-style-name="Standard">
      <style:text-properties style:font-name="Liberation Serif" fo:font-weight="bold" officeooo:rsid="001599ef" officeooo:paragraph-rsid="0016eb3e" style:font-weight-asian="bold" style:font-weight-complex="bold"/>
    </style:style>
    <style:style style:name="P6" style:family="paragraph" style:parent-style-name="Standard">
      <style:text-properties style:font-name="Liberation Serif" officeooo:rsid="0016eb3e" officeooo:paragraph-rsid="0016eb3e"/>
    </style:style>
    <style:style style:name="P7" style:family="paragraph" style:parent-style-name="Standard">
      <style:text-properties style:font-name="Liberation Serif" fo:font-style="normal" fo:font-weight="bold" officeooo:rsid="0016eb3e" officeooo:paragraph-rsid="0016eb3e" style:font-style-asian="normal" style:font-weight-asian="bold" style:font-style-complex="normal" style:font-weight-complex="bold"/>
    </style:style>
    <style:style style:name="P8" style:family="paragraph" style:parent-style-name="Standard">
      <style:text-properties style:font-name="Liberation Serif" fo:font-style="italic" fo:font-weight="normal" officeooo:rsid="0016eb3e" officeooo:paragraph-rsid="0016eb3e" style:font-style-asian="italic" style:font-weight-asian="normal" style:font-style-complex="italic" style:font-weight-complex="normal"/>
    </style:style>
    <style:style style:name="P9" style:family="paragraph" style:parent-style-name="Standard">
      <style:text-properties officeooo:paragraph-rsid="0016eb3e"/>
    </style:style>
    <style:style style:name="P10" style:family="paragraph" style:parent-style-name="Standard">
      <style:text-properties style:font-name="Liberation Mono" officeooo:rsid="001599ef" officeooo:paragraph-rsid="0016eb3e"/>
    </style:style>
    <style:style style:name="P11" style:family="paragraph" style:parent-style-name="Standard">
      <style:paragraph-properties fo:text-align="center" style:justify-single-word="false"/>
      <style:text-properties style:font-name="Liberation Serif" fo:font-size="14pt" fo:font-weight="bold" officeooo:rsid="0016eb3e" officeooo:paragraph-rsid="0016eb3e" style:font-size-asian="14pt" style:font-weight-asian="bold" style:font-size-complex="14pt" style:font-weight-complex="bold"/>
    </style:style>
    <style:style style:name="P12" style:family="paragraph" style:parent-style-name="Standard">
      <style:text-properties style:font-name="Liberation Serif" fo:font-style="italic" officeooo:rsid="0016eb3e" officeooo:paragraph-rsid="0016eb3e" style:font-style-asian="italic" style:font-style-complex="italic"/>
    </style:style>
    <style:style style:name="P13" style:family="paragraph" style:parent-style-name="Standard">
      <style:text-properties style:font-name="Liberation Serif" fo:font-size="12pt" fo:font-weight="normal" officeooo:rsid="001599ef" officeooo:paragraph-rsid="0016eb3e" style:font-size-asian="12pt" style:font-weight-asian="normal" style:font-size-complex="12pt" style:font-weight-complex="normal"/>
    </style:style>
    <style:style style:name="T1" style:family="text">
      <style:text-properties style:font-name="Liberation Serif"/>
    </style:style>
    <style:style style:name="T2" style:family="text">
      <style:text-properties style:font-name="Liberation Serif" officeooo:rsid="001599ef"/>
    </style:style>
    <style:style style:name="T3" style:family="text">
      <style:text-properties style:font-name="Liberation Serif" fo:font-weight="normal" officeooo:rsid="001599ef" style:font-weight-asian="normal" style:font-weight-complex="normal"/>
    </style:style>
    <style:style style:name="T4" style:family="text">
      <style:text-properties style:font-name="Liberation Serif" fo:font-weight="bold" style:font-weight-asian="bold" style:font-weight-complex="bold"/>
    </style:style>
    <style:style style:name="T5" style:family="text">
      <style:text-properties style:font-name="Liberation Serif" officeooo:rsid="0017cd72"/>
    </style:style>
    <style:style style:name="T6" style:family="text">
      <style:text-properties fo:font-weight="normal" style:font-weight-asian="normal" style:font-weight-complex="normal"/>
    </style:style>
    <style:style style:name="T7" style:family="text">
      <style:text-properties fo:font-style="italic" officeooo:rsid="0016eb3e" style:font-style-asian="italic" style:font-style-complex="italic"/>
    </style:style>
    <style:style style:name="T8" style:family="text">
      <style:text-properties officeooo:rsid="0017cd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11">Software Testing project : a mastermind solver.</text:p>
      <text:p text:style-name="P3"/>
      <text:p text:style-name="P3"/>
      <text:p text:style-name="P3"/>
      <text:p text:style-name="P11"/>
      <text:p text:style-name="P1"/>
      <text:p text:style-name="P1">Description of the project :</text:p>
      <text:p text:style-name="P1"/>
      <text:p text:style-name="P9">The idea is to implement a<text:span text:style-name="T8">n interface to play</text:span> mastermind.</text:p>
      <text:p text:style-name="P1"><text:span text:style-name="T6">Mastermind is the game you can test here : </text:span><text:a xlink:type="simple" xlink:href="http://www.web-games-online.com/mastermind/index.php"><text:span text:style-name="T6">http://www.web-games-online.com/mastermind/index.php</text:span></text:a></text:p>
      <text:p text:style-name="P1"/>
      <text:p text:style-name="P9"><text:span text:style-name="Source_20_Text"><text:span text:style-name="T4">How to play mastermind :</text:span></text:span></text:p>
      <text:p text:style-name="P9"/>
      <text:p text:style-name="P9"><text:span text:style-name="Source_20_Text"><text:span text:style-name="T1">The computer has a secret combination of colors (usually randomly chosen) and the player has to guess it.</text:span></text:span></text:p>
      <text:p text:style-name="P9"><text:span text:style-name="Source_20_Text"><text:span text:style-name="T1">For that the player proposes a combination of colors and the computers tells him how many colors are correct (right color on the right place) and how many are just misplaced (right color but in the wrong place).</text:span></text:span></text:p>
      <text:p text:style-name="P9"><text:span text:style-name="Source_20_Text"><text:span text:style-name="T1">U</text:span></text:span><text:span text:style-name="Source_20_Text"><text:span text:style-name="T2">sually, there is a maximum number of proposals possible for the player, 10 in the example from the link (which has a combination of 4 colors).</text:span></text:span></text:p>
      <text:p text:style-name="P9"/>
      <text:p text:style-name="P9"><text:span text:style-name="Source_20_Text"><text:span text:style-name="T4">The goal of our mastermind :</text:span></text:span></text:p>
      <text:p text:style-name="P9"><text:s/></text:p>
      <text:p text:style-name="P9"><text:span text:style-name="Source_20_Text"><text:s text:c="2"/></text:span><text:span text:style-name="Source_20_Text"><text:span text:style-name="T2">The idea is to implement a program that </text:span></text:span><text:span text:style-name="Source_20_Text"><text:span text:style-name="T5">choose a color combination randomly and then, for each proposal of the player </text:span></text:span></text:p>
      <text:p text:style-name="P1"/>
      <text:p text:style-name="P5">What we have to implement :</text:p>
      <text:p text:style-name="P10"/>
      <text:p text:style-name="P4">- a graphical interface : <text:span text:style-name="T7">here we could draw a sketch of the main window ?</text:span></text:p>
      <text:p text:style-name="P4">- algorithms : <text:span text:style-name="T7">description : if “tree” method, algo to supress impossible branchs after one try and algo to choose a new branch <text:s/>to propose (if needed)</text:span></text:p>
      <text:p text:style-name="P12">- sketch of how all those components would be linked ?</text:p>
      <text:p text:style-name="P6"/>
      <text:p text:style-name="P7">Technologies we want to use :</text:p>
      <text:p text:style-name="P7"/>
      <text:p text:style-name="P8">Java, Junit etc ??</text:p>
      <text:p text:style-name="P4"/>
      <text:p text:style-name="P2">The team :</text:p>
      <text:p text:style-name="P4"/>
      <text:p text:style-name="P4">- Ivanne Sanchez</text:p>
      <text:p text:style-name="P13">- Maywadee Soyto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9:30:06.294496921</meta:creation-date>
    <dc:date>2015-10-20T20:26:47.550332447</dc:date>
    <meta:editing-duration>P0D</meta:editing-duration>
    <meta:editing-cycles>3</meta:editing-cycles>
    <meta:generator>LibreOffice/4.2.8.2$Linux_X86_64 LibreOffice_project/420m0$Build-2</meta:generator>
    <meta:document-statistic meta:table-count="0" meta:image-count="0" meta:object-count="0" meta:page-count="1" meta:paragraph-count="20" meta:word-count="225" meta:character-count="1256" meta:non-whitespace-character-count="1045"/>
  </office:meta>
</office:document-meta>
</file>